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cm" svg:stroke-color="#00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svg:stroke-width="0.4cm" svg:stroke-color="#cc00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standard">
      <style:graphic-properties svg:stroke-width="0.4cm" svg:stroke-color="#009900" draw:marker-start-width="0.8cm" draw:marker-end-width="0.8cm" draw:fill="solid" draw:fill-color="#009900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standard">
      <style:graphic-properties svg:stroke-width="0.4cm" svg:stroke-color="#cc0000" draw:marker-start-width="0.8cm" draw:marker-end-width="0.8cm" draw:fill="solid" draw:fill-color="#cc0000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4cm" svg:stroke-color="#009900" draw:marker-start-width="0.8cm" draw:marker-end-width="0.8cm" draw:fill="none" draw:fill-color="#009900" draw:textarea-horizontal-align="justify" draw:textarea-vertical-align="middle" draw:auto-grow-height="false" fo:padding-top="0.325cm" fo:padding-bottom="0.325cm" fo:padding-left="0.45cm" fo:padding-right="0.45cm"/>
    </style:style>
    <style:style style:name="gr6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g>
          <draw:custom-shape draw:style-name="gr3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Default">
        <draw:g>
          <draw:custom-shape draw:style-name="gr3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Default">
        <draw:g>
          <draw:custom-shape draw:style-name="gr5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5" draw:style-name="dp1" draw:master-page-name="Default">
        <draw:g>
          <draw:custom-shape draw:style-name="gr6" draw:text-style-name="P1" draw:layer="layout" svg:width="4.6cm" svg:height="1.05cm" svg:x="0.2cm" svg:y="1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4.6cm" svg:height="1.05cm" svg:x="0.2cm" svg:y="3.3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4.6cm" svg:height="1.05cm" svg:x="0.2cm" svg:y="0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4:38:34.847653209</meta:creation-date>
    <dc:date>2016-06-27T11:25:37.885132557</dc:date>
    <meta:editing-duration>PT51M1S</meta:editing-duration>
    <meta:editing-cycles>4</meta:editing-cycles>
    <meta:generator>LibreOffice/4.2.8.2$Linux_X86_64 LibreOffice_project/420m0$Build-2</meta:generator>
    <meta:document-statistic meta:object-count="16"/>
  </office:meta>
</office:document-meta>
</file>